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Parser.createDatesForSchedule( String sche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duleParser.getDateForSchedule( String startTi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